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18.002cm" table:align="margins"/>
    </style:style>
    <style:style style:name="Tableau1.A" style:family="table-column">
      <style:table-column-properties style:column-width="18.002cm" style:rel-column-width="65535*"/>
    </style:style>
    <style:style style:name="Tableau1.A1" style:family="table-cell">
      <style:table-cell-properties fo:padding="0.097cm" fo:border="0.05pt solid #000000"/>
    </style:style>
    <style:style style:name="P1"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note">
      <style:text-properties officeooo:paragraph-rsid="0019ceae"/>
    </style:style>
    <style:style style:name="P3" style:family="paragraph" style:parent-style-name="Footnote">
      <style:paragraph-properties fo:text-align="justify" style:justify-single-word="false"/>
      <style:text-properties officeooo:paragraph-rsid="00200abc"/>
    </style:style>
    <style:style style:name="P4" style:family="paragraph" style:parent-style-name="Footnote">
      <style:paragraph-properties fo:text-align="justify" style:justify-single-word="false"/>
      <style:text-properties officeooo:paragraph-rsid="001dbff2"/>
    </style:style>
    <style:style style:name="P5" style:family="paragraph" style:parent-style-name="Footnote">
      <style:text-properties officeooo:rsid="00221377" officeooo:paragraph-rsid="00221377"/>
    </style:style>
    <style:style style:name="P6" style:family="paragraph" style:parent-style-name="Footnote">
      <style:text-properties officeooo:paragraph-rsid="002c4730"/>
    </style:style>
    <style:style style:name="P7" style:family="paragraph" style:parent-style-name="Footnote">
      <style:text-properties officeooo:paragraph-rsid="0030fca3"/>
    </style:style>
    <style:style style:name="P8" style:family="paragraph" style:parent-style-name="Standard">
      <style:text-properties fo:font-size="11pt" officeooo:rsid="001cb472" officeooo:paragraph-rsid="0034dd42" style:font-size-asian="11pt" style:font-size-complex="11pt"/>
    </style:style>
    <style:style style:name="P9" style:family="paragraph" style:parent-style-name="Standard">
      <style:paragraph-properties fo:text-align="justify" style:justify-single-word="false"/>
      <style:text-properties fo:font-size="11pt" officeooo:rsid="001cb472" officeooo:paragraph-rsid="0034dd42" style:font-size-asian="11pt" style:font-size-complex="11pt"/>
    </style:style>
    <style:style style:name="P10" style:family="paragraph" style:parent-style-name="Standard">
      <style:text-properties fo:font-size="11pt" officeooo:rsid="001eed27" officeooo:paragraph-rsid="0034dd42" style:font-size-asian="11pt" style:font-size-complex="11pt"/>
    </style:style>
    <style:style style:name="P11" style:family="paragraph" style:parent-style-name="Standard">
      <style:paragraph-properties fo:text-align="justify" style:justify-single-word="false"/>
      <style:text-properties fo:font-size="11pt" officeooo:rsid="001d32c6" officeooo:paragraph-rsid="0034dd42" style:font-size-asian="11pt" style:font-size-complex="11pt"/>
    </style:style>
    <style:style style:name="P12" style:family="paragraph" style:parent-style-name="Standard">
      <style:paragraph-properties fo:text-align="justify" style:justify-single-word="false"/>
      <style:text-properties fo:font-size="11pt" officeooo:rsid="001daf2a" officeooo:paragraph-rsid="0034dd42" style:font-size-asian="11pt" style:font-size-complex="11pt"/>
    </style:style>
    <style:style style:name="P13" style:family="paragraph" style:parent-style-name="Standard">
      <style:paragraph-properties fo:text-align="justify" style:justify-single-word="false"/>
      <style:text-properties fo:font-size="11pt" officeooo:rsid="001d8732" officeooo:paragraph-rsid="0034dd42" style:font-size-asian="11pt" style:font-size-complex="11pt"/>
    </style:style>
    <style:style style:name="P14" style:family="paragraph" style:parent-style-name="Standard">
      <style:paragraph-properties fo:text-align="justify" style:justify-single-word="false"/>
      <style:text-properties fo:font-size="11pt" fo:font-style="normal" fo:font-weight="normal" officeooo:rsid="001d8732" officeooo:paragraph-rsid="0034dd42"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fo:font-size="11pt" fo:font-style="normal" fo:font-weight="normal" officeooo:rsid="001daf2a" officeooo:paragraph-rsid="0034dd42"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fo:font-size="11pt" fo:font-style="normal" officeooo:rsid="001cb472" officeooo:paragraph-rsid="0034dd42" style:font-size-asian="11pt" style:font-style-asian="normal" style:font-size-complex="11pt" style:font-style-complex="normal"/>
    </style:style>
    <style:style style:name="P17" style:family="paragraph" style:parent-style-name="Standard">
      <style:paragraph-properties fo:text-align="justify" style:justify-single-word="false"/>
      <style:text-properties fo:font-size="11pt" fo:font-style="normal" officeooo:rsid="001d32c6" officeooo:paragraph-rsid="0034dd42" style:font-size-asian="11pt" style:font-style-asian="normal" style:font-size-complex="11pt" style:font-style-complex="normal"/>
    </style:style>
    <style:style style:name="P18" style:family="paragraph" style:parent-style-name="Standard">
      <style:text-properties fo:font-size="11pt" fo:font-style="italic" officeooo:rsid="001eed27" officeooo:paragraph-rsid="0034dd42" style:font-size-asian="11pt" style:font-style-asian="italic" style:font-size-complex="11pt" style:font-style-complex="italic"/>
    </style:style>
    <style:style style:name="P19" style:family="paragraph" style:parent-style-name="Table_20_Contents">
      <loext:graphic-properties draw:fill-gradient-name="gradient" draw:fill-hatch-name="hatch"/>
      <style:paragraph-properties fo:line-height="115%" fo:text-align="justify" style:justify-single-word="false"/>
      <style:text-properties fo:font-size="11pt" officeooo:rsid="001c64d9" officeooo:paragraph-rsid="001c64d9" style:font-size-asian="11pt" style:font-size-complex="11pt"/>
    </style:style>
    <style:style style:name="P20" style:family="paragraph" style:parent-style-name="Horizontal_20_Line">
      <loext:graphic-properties draw:fill-gradient-name="gradient" draw:fill-hatch-name="hatch"/>
      <style:paragraph-properties fo:line-height="115%"/>
    </style:style>
    <style:style style:name="P21" style:family="paragraph" style:parent-style-name="Standard">
      <loext:graphic-properties draw:fill-gradient-name="gradient" draw:fill-hatch-name="hatch"/>
      <style:paragraph-properties fo:margin-left="0cm" fo:margin-right="0cm" fo:line-height="115%" fo:text-indent="0cm" style:auto-text-indent="false"/>
      <style:text-properties fo:font-weight="bold" officeooo:rsid="00221377" officeooo:paragraph-rsid="00221377" style:font-weight-asian="bold" style:font-weight-complex="bold"/>
    </style:style>
    <style:style style:name="P22" style:family="paragraph" style:parent-style-name="Standard">
      <loext:graphic-properties draw:fill-gradient-name="gradient" draw:fill-hatch-name="hatch"/>
      <style:paragraph-properties fo:margin-left="0cm" fo:margin-right="0cm" fo:line-height="115%" fo:text-indent="0cm" style:auto-text-indent="false"/>
      <style:text-properties fo:font-weight="bold" officeooo:rsid="00231dbc" officeooo:paragraph-rsid="00231dbc" style:font-weight-asian="bold" style:font-weight-complex="bold"/>
    </style:style>
    <style:style style:name="P23" style:family="paragraph" style:parent-style-name="Standard">
      <loext:graphic-properties draw:fill-gradient-name="gradient" draw:fill-hatch-name="hatch"/>
      <style:paragraph-properties fo:line-height="115%" fo:text-align="justify" style:justify-single-word="false"/>
      <style:text-properties fo:font-weight="bold" officeooo:paragraph-rsid="0018eb1b" style:font-weight-asian="bold" style:font-weight-complex="bold"/>
    </style:style>
    <style:style style:name="P24"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fo:font-size="11pt" fo:font-style="normal" fo:font-weight="normal" officeooo:rsid="0018eb1b" officeooo:paragraph-rsid="0017e955" style:font-size-asian="11pt" style:font-style-asian="normal" style:font-weight-asian="normal" style:font-size-complex="11pt" style:font-style-complex="normal" style:font-weight-complex="normal"/>
    </style:style>
    <style:style style:name="P25" style:family="paragraph" style:parent-style-name="Standard">
      <loext:graphic-properties draw:fill-gradient-name="gradient" draw:fill-hatch-name="hatch"/>
      <style:paragraph-properties fo:margin-left="0cm" fo:margin-right="0cm" fo:line-height="115%" fo:text-align="justify" style:justify-single-word="false" fo:text-indent="0cm" style:auto-text-indent="false"/>
      <style:text-properties fo:font-size="11pt" fo:font-style="normal" fo:font-weight="normal" officeooo:rsid="0019ceae" officeooo:paragraph-rsid="0018eb1b" style:font-size-asian="11pt" style:font-style-asian="normal" style:font-weight-asian="normal" style:font-size-complex="11pt" style:font-style-complex="normal" style:font-weight-complex="normal"/>
    </style:style>
    <style:style style:name="P26"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fo:font-size="11pt" fo:font-style="normal" fo:font-weight="normal" officeooo:rsid="001b99fb" officeooo:paragraph-rsid="0019ceae" style:font-size-asian="11pt" style:font-style-asian="normal" style:font-weight-asian="normal" style:font-size-complex="11pt" style:font-style-complex="normal" style:font-weight-complex="normal"/>
    </style:style>
    <style:style style:name="P27" style:family="paragraph" style:parent-style-name="Standard">
      <loext:graphic-properties draw:fill-gradient-name="gradient" draw:fill-hatch-name="hatch"/>
      <style:paragraph-properties fo:margin-left="0cm" fo:margin-right="0cm" fo:line-height="115%" fo:text-align="justify" style:justify-single-word="false" fo:text-indent="0cm" style:auto-text-indent="false"/>
      <style:text-properties fo:font-size="11pt" fo:font-style="normal" fo:font-weight="normal" officeooo:rsid="001c64d9" officeooo:paragraph-rsid="0019ceae" style:font-size-asian="11pt" style:font-style-asian="normal" style:font-weight-asian="normal" style:font-size-complex="11pt" style:font-style-complex="normal" style:font-weight-complex="normal"/>
    </style:style>
    <style:style style:name="P28" style:family="paragraph" style:parent-style-name="Standard">
      <loext:graphic-properties draw:fill-gradient-name="gradient" draw:fill-hatch-name="hatch"/>
      <style:paragraph-properties fo:margin-left="0cm" fo:margin-right="0cm" fo:line-height="115%" fo:text-align="justify" style:justify-single-word="false" fo:text-indent="0cm" style:auto-text-indent="false"/>
      <style:text-properties fo:font-size="11pt" fo:font-style="normal" fo:font-weight="normal" officeooo:rsid="001d6999" officeooo:paragraph-rsid="001d6999" style:font-size-asian="11pt" style:font-style-asian="normal" style:font-weight-asian="normal" style:font-size-complex="11pt" style:font-style-complex="normal" style:font-weight-complex="normal"/>
    </style:style>
    <style:style style:name="P29" style:family="paragraph" style:parent-style-name="Standard">
      <loext:graphic-properties draw:fill-gradient-name="gradient" draw:fill-hatch-name="hatch"/>
      <style:paragraph-properties fo:margin-left="0cm" fo:margin-right="0cm" fo:line-height="115%" fo:text-align="justify" style:justify-single-word="false" fo:text-indent="0cm" style:auto-text-indent="false"/>
      <style:text-properties fo:font-size="11pt" fo:font-style="normal" fo:font-weight="normal" officeooo:rsid="001dbff2" officeooo:paragraph-rsid="001d6999" style:font-size-asian="11pt" style:font-style-asian="normal" style:font-weight-asian="normal" style:font-size-complex="11pt" style:font-style-complex="normal" style:font-weight-complex="normal"/>
    </style:style>
    <style:style style:name="P30"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fo:font-size="11pt" fo:font-style="normal" fo:font-weight="normal" officeooo:rsid="00200abc" officeooo:paragraph-rsid="00200abc" style:font-size-asian="11pt" style:font-style-asian="normal" style:font-weight-asian="normal" style:font-size-complex="11pt" style:font-style-complex="normal" style:font-weight-complex="normal"/>
    </style:style>
    <style:style style:name="P31" style:family="paragraph" style:parent-style-name="Standard">
      <loext:graphic-properties draw:fill-gradient-name="gradient" draw:fill-hatch-name="hatch"/>
      <style:paragraph-properties fo:line-height="115%"/>
      <style:text-properties fo:font-size="11pt" fo:font-style="normal" fo:font-weight="normal" officeooo:rsid="00221377" style:font-size-asian="11pt" style:font-style-asian="normal" style:font-weight-asian="normal" style:font-size-complex="11pt" style:font-style-complex="normal" style:font-weight-complex="normal"/>
    </style:style>
    <style:style style:name="P32" style:family="paragraph" style:parent-style-name="Standard">
      <loext:graphic-properties draw:fill-gradient-name="gradient" draw:fill-hatch-name="hatch"/>
      <style:paragraph-properties fo:line-height="115%"/>
      <style:text-properties fo:font-size="11pt" fo:font-style="normal" fo:font-weight="normal" officeooo:rsid="00221377" officeooo:paragraph-rsid="00221377" style:font-size-asian="11pt" style:font-style-asian="normal" style:font-weight-asian="normal" style:font-size-complex="11pt" style:font-style-complex="normal" style:font-weight-complex="normal"/>
    </style:style>
    <style:style style:name="P33" style:family="paragraph" style:parent-style-name="Standard">
      <loext:graphic-properties draw:fill-gradient-name="gradient" draw:fill-hatch-name="hatch"/>
      <style:paragraph-properties fo:margin-left="1.251cm" fo:margin-right="0cm" fo:line-height="115%" fo:text-indent="0cm" style:auto-text-indent="false"/>
      <style:text-properties fo:font-size="11pt" fo:font-style="normal" fo:font-weight="normal" officeooo:rsid="00231dbc" officeooo:paragraph-rsid="00231dbc" style:font-size-asian="11pt" style:font-style-asian="normal" style:font-weight-asian="normal" style:font-size-complex="11pt" style:font-style-complex="normal" style:font-weight-complex="normal"/>
    </style:style>
    <style:style style:name="P34"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fo:font-size="11pt" fo:font-style="normal" fo:font-weight="normal" officeooo:rsid="0023d66a" officeooo:paragraph-rsid="0023d66a" style:font-size-asian="11pt" style:font-style-asian="normal" style:font-weight-asian="normal" style:font-size-complex="11pt" style:font-style-complex="normal" style:font-weight-complex="normal"/>
    </style:style>
    <style:style style:name="P35" style:family="paragraph" style:parent-style-name="Standard">
      <loext:graphic-properties draw:fill-gradient-name="gradient" draw:fill-hatch-name="hatch"/>
      <style:paragraph-properties fo:margin-left="2.501cm" fo:margin-right="0cm" fo:line-height="115%" fo:text-align="justify" style:justify-single-word="false" fo:text-indent="0cm" style:auto-text-indent="false"/>
      <style:text-properties fo:font-size="11pt" fo:font-style="normal" fo:font-weight="normal" officeooo:rsid="0023d66a" officeooo:paragraph-rsid="0023d66a" style:font-size-asian="11pt" style:font-style-asian="normal" style:font-weight-asian="normal" style:font-size-complex="11pt" style:font-style-complex="normal" style:font-weight-complex="normal"/>
    </style:style>
    <style:style style:name="P36" style:family="paragraph" style:parent-style-name="Standard">
      <loext:graphic-properties draw:fill-gradient-name="gradient" draw:fill-hatch-name="hatch"/>
      <style:paragraph-properties fo:margin-left="0cm" fo:margin-right="0cm" fo:line-height="115%" fo:text-indent="0cm" style:auto-text-indent="false"/>
      <style:text-properties fo:font-size="11pt" fo:font-style="normal" fo:font-weight="normal" officeooo:rsid="002592bc" officeooo:paragraph-rsid="0023d66a" style:font-size-asian="11pt" style:font-style-asian="normal" style:font-weight-asian="normal" style:font-size-complex="11pt" style:font-style-complex="normal" style:font-weight-complex="normal"/>
    </style:style>
    <style:style style:name="P37"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fo:font-size="11pt" fo:font-style="normal" officeooo:rsid="0017e955" officeooo:paragraph-rsid="0017e955" style:font-size-asian="11pt" style:font-style-asian="normal" style:font-size-complex="11pt" style:font-style-complex="normal"/>
    </style:style>
    <style:style style:name="P38"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fo:font-size="11pt" fo:font-style="normal" officeooo:rsid="0018eb1b" officeooo:paragraph-rsid="0017e955" style:font-size-asian="11pt" style:font-style-asian="normal" style:font-size-complex="11pt" style:font-style-complex="normal"/>
    </style:style>
    <style:style style:name="P39" style:family="paragraph" style:parent-style-name="Standard">
      <loext:graphic-properties draw:fill-gradient-name="gradient" draw:fill-hatch-name="hatch"/>
      <style:paragraph-properties fo:margin-left="0cm" fo:margin-right="0cm" fo:line-height="115%" fo:text-indent="0cm" style:auto-text-indent="false"/>
      <style:text-properties fo:font-size="11pt" fo:font-style="normal" fo:font-weight="bold" officeooo:rsid="002592bc" officeooo:paragraph-rsid="0023d66a" style:font-size-asian="11pt" style:font-style-asian="normal" style:font-weight-asian="bold" style:font-size-complex="11pt" style:font-style-complex="normal" style:font-weight-complex="bold"/>
    </style:style>
    <style:style style:name="P40" style:family="paragraph" style:parent-style-name="Standard">
      <loext:graphic-properties draw:fill-gradient-name="gradient" draw:fill-hatch-name="hatch"/>
      <style:paragraph-properties fo:line-height="115%" fo:text-align="justify" style:justify-single-word="false"/>
      <style:text-properties fo:font-size="11pt" officeooo:rsid="0017e955" officeooo:paragraph-rsid="0017e955" style:font-size-asian="11pt" style:font-size-complex="11pt"/>
    </style:style>
    <style:style style:name="P41" style:family="paragraph" style:parent-style-name="Standard">
      <loext:graphic-properties draw:fill-gradient-name="gradient" draw:fill-hatch-name="hatch"/>
      <style:paragraph-properties fo:line-height="115%" fo:text-align="justify" style:justify-single-word="false"/>
      <style:text-properties fo:font-size="11pt" officeooo:rsid="0017e955" officeooo:paragraph-rsid="002c4730" style:font-size-asian="11pt" style:font-size-complex="11pt"/>
    </style:style>
    <style:style style:name="P42"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fo:font-size="11pt" officeooo:rsid="0017e955" officeooo:paragraph-rsid="002c4730" style:font-size-asian="11pt" style:font-size-complex="11pt"/>
    </style:style>
    <style:style style:name="P43" style:family="paragraph" style:parent-style-name="Standard">
      <loext:graphic-properties draw:fill-gradient-name="gradient" draw:fill-hatch-name="hatch"/>
      <style:paragraph-properties fo:line-height="115%" fo:text-align="justify" style:justify-single-word="false"/>
      <style:text-properties fo:font-size="11pt" officeooo:rsid="0017e955" officeooo:paragraph-rsid="001f462a" style:font-size-asian="11pt" style:font-size-complex="11pt"/>
    </style:style>
    <style:style style:name="P44" style:family="paragraph" style:parent-style-name="Standard">
      <loext:graphic-properties draw:fill-gradient-name="gradient" draw:fill-hatch-name="hatch"/>
      <style:paragraph-properties fo:line-height="115%" fo:text-align="justify" style:justify-single-word="false"/>
      <style:text-properties fo:font-size="11pt" officeooo:rsid="0018eb1b" officeooo:paragraph-rsid="0018eb1b" style:font-size-asian="11pt" style:font-size-complex="11pt"/>
    </style:style>
    <style:style style:name="P45" style:family="paragraph" style:parent-style-name="Standard">
      <loext:graphic-properties draw:fill-gradient-name="gradient" draw:fill-hatch-name="hatch"/>
      <style:paragraph-properties fo:line-height="115%" fo:text-align="justify" style:justify-single-word="false"/>
      <style:text-properties fo:font-size="11pt" officeooo:rsid="00295c31" officeooo:paragraph-rsid="002adf5f" style:font-size-asian="11pt" style:font-size-complex="11pt"/>
    </style:style>
    <style:style style:name="P46" style:family="paragraph" style:parent-style-name="Standard">
      <loext:graphic-properties draw:fill-gradient-name="gradient" draw:fill-hatch-name="hatch"/>
      <style:paragraph-properties fo:line-height="115%" fo:text-align="justify" style:justify-single-word="false"/>
      <style:text-properties fo:font-size="11pt" officeooo:rsid="00295c31" officeooo:paragraph-rsid="00295c31" style:font-size-asian="11pt" style:font-size-complex="11pt"/>
    </style:style>
    <style:style style:name="P47" style:family="paragraph" style:parent-style-name="Standard">
      <loext:graphic-properties draw:fill-gradient-name="gradient" draw:fill-hatch-name="hatch"/>
      <style:paragraph-properties fo:line-height="115%" fo:text-align="justify" style:justify-single-word="false"/>
      <style:text-properties fo:font-size="11pt" officeooo:rsid="001f462a" officeooo:paragraph-rsid="0034dd42" style:font-size-asian="11pt" style:font-size-complex="11pt"/>
    </style:style>
    <style:style style:name="P48" style:family="paragraph" style:parent-style-name="Standard">
      <loext:graphic-properties draw:fill-gradient-name="gradient" draw:fill-hatch-name="hatch"/>
      <style:paragraph-properties fo:line-height="115%" fo:text-align="justify" style:justify-single-word="false"/>
      <style:text-properties fo:font-size="11pt" officeooo:rsid="001f462a" officeooo:paragraph-rsid="001f462a" style:font-size-asian="11pt" style:font-size-complex="11pt"/>
    </style:style>
    <style:style style:name="P49"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fo:font-size="11pt" officeooo:rsid="001c64d9" officeooo:paragraph-rsid="001c64d9" style:font-size-asian="11pt" style:font-size-complex="11pt"/>
    </style:style>
    <style:style style:name="P50"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fo:font-size="11pt" officeooo:rsid="001d6999" officeooo:paragraph-rsid="001d6999" style:font-size-asian="11pt" style:font-size-complex="11pt"/>
    </style:style>
    <style:style style:name="P51"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fo:font-size="11pt" officeooo:paragraph-rsid="0017e955" style:font-size-asian="11pt" style:font-size-complex="11pt"/>
    </style:style>
    <style:style style:name="P52"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fo:font-size="11pt" officeooo:paragraph-rsid="0018eb1b" style:font-size-asian="11pt" style:font-size-complex="11pt"/>
    </style:style>
    <style:style style:name="P53"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fo:font-size="11pt" officeooo:paragraph-rsid="0019ceae" style:font-size-asian="11pt" style:font-size-complex="11pt"/>
    </style:style>
    <style:style style:name="P54" style:family="paragraph" style:parent-style-name="Standard">
      <loext:graphic-properties draw:fill-gradient-name="gradient" draw:fill-hatch-name="hatch"/>
      <style:paragraph-properties fo:margin-left="2.501cm" fo:margin-right="0cm" fo:line-height="115%" fo:text-align="justify" style:justify-single-word="false" fo:text-indent="0cm" style:auto-text-indent="false"/>
      <style:text-properties fo:font-size="11pt" officeooo:paragraph-rsid="0019ceae" style:font-size-asian="11pt" style:font-size-complex="11pt"/>
    </style:style>
    <style:style style:name="P55" style:family="paragraph" style:parent-style-name="Standard">
      <loext:graphic-properties draw:fill-gradient-name="gradient" draw:fill-hatch-name="hatch"/>
      <style:paragraph-properties fo:margin-left="0cm" fo:margin-right="0cm" fo:line-height="115%" fo:text-align="justify" style:justify-single-word="false" fo:text-indent="0cm" style:auto-text-indent="false"/>
      <style:text-properties fo:font-size="11pt" officeooo:paragraph-rsid="0019ceae" style:font-size-asian="11pt" style:font-size-complex="11pt"/>
    </style:style>
    <style:style style:name="P56"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fo:font-size="11pt" officeooo:paragraph-rsid="001d6999" style:font-size-asian="11pt" style:font-size-complex="11pt"/>
    </style:style>
    <style:style style:name="P57" style:family="paragraph" style:parent-style-name="Standard">
      <loext:graphic-properties draw:fill-gradient-name="gradient" draw:fill-hatch-name="hatch"/>
      <style:paragraph-properties fo:margin-left="0cm" fo:margin-right="0cm" fo:line-height="115%" fo:text-align="justify" style:justify-single-word="false" fo:text-indent="0cm" style:auto-text-indent="false"/>
      <style:text-properties fo:font-size="11pt" officeooo:paragraph-rsid="001d6999" style:font-size-asian="11pt" style:font-size-complex="11pt"/>
    </style:style>
    <style:style style:name="P58" style:family="paragraph" style:parent-style-name="Standard">
      <loext:graphic-properties draw:fill-gradient-name="gradient" draw:fill-hatch-name="hatch"/>
      <style:paragraph-properties fo:line-height="115%" fo:text-align="justify" style:justify-single-word="false"/>
      <style:text-properties fo:font-size="11pt" fo:font-weight="bold" officeooo:rsid="001f462a" officeooo:paragraph-rsid="001f462a" style:font-size-asian="11pt" style:font-weight-asian="bold" style:font-size-complex="11pt" style:font-weight-complex="bold"/>
    </style:style>
    <style:style style:name="P59" style:family="paragraph" style:parent-style-name="Standard">
      <loext:graphic-properties draw:fill-gradient-name="gradient" draw:fill-hatch-name="hatch"/>
      <style:paragraph-properties fo:line-height="115%" fo:text-align="center" style:justify-single-word="false"/>
      <style:text-properties fo:font-size="11pt" fo:font-weight="bold" officeooo:rsid="0017e955" officeooo:paragraph-rsid="0017e955" style:font-size-asian="11pt" style:font-weight-asian="bold" style:font-size-complex="11pt" style:font-weight-complex="bold"/>
    </style:style>
    <style:style style:name="P60" style:family="paragraph" style:parent-style-name="Standard">
      <loext:graphic-properties draw:fill-gradient-name="gradient" draw:fill-hatch-name="hatch"/>
      <style:paragraph-properties fo:line-height="115%" fo:text-align="justify" style:justify-single-word="false"/>
      <style:text-properties fo:font-size="11pt" fo:font-weight="bold" officeooo:rsid="0017e955" officeooo:paragraph-rsid="0017e955" style:font-size-asian="11pt" style:font-weight-asian="bold" style:font-size-complex="11pt" style:font-weight-complex="bold"/>
    </style:style>
    <style:style style:name="P61" style:family="paragraph" style:parent-style-name="Standard">
      <loext:graphic-properties draw:fill-gradient-name="gradient" draw:fill-hatch-name="hatch"/>
      <style:paragraph-properties fo:line-height="115%" fo:text-align="justify" style:justify-single-word="false"/>
      <style:text-properties fo:font-size="11pt" fo:font-weight="normal" officeooo:rsid="001f462a" officeooo:paragraph-rsid="0034dd42" style:font-size-asian="11pt" style:font-weight-asian="normal" style:font-size-complex="11pt" style:font-weight-complex="normal"/>
    </style:style>
    <style:style style:name="P62"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fo:font-size="11pt" fo:font-style="italic" officeooo:rsid="0017e955" officeooo:paragraph-rsid="002c4730" style:font-size-asian="11pt" style:font-style-asian="italic" style:font-size-complex="11pt" style:font-style-complex="italic"/>
    </style:style>
    <style:style style:name="P63" style:family="paragraph" style:parent-style-name="Standard" style:master-page-name="">
      <loext:graphic-properties draw:fill-gradient-name="gradient" draw:fill-hatch-name="hatch"/>
      <style:paragraph-properties fo:line-height="115%" fo:text-align="center" style:justify-single-word="false" style:page-number="auto"/>
      <style:text-properties fo:font-size="15pt" fo:font-weight="bold" officeooo:rsid="0017e955" officeooo:paragraph-rsid="0017e955" style:font-size-asian="15pt" style:font-weight-asian="bold" style:font-size-complex="15pt" style:font-weight-complex="bold"/>
    </style:style>
    <style:style style:name="P64" style:family="paragraph" style:parent-style-name="Standard">
      <loext:graphic-properties draw:fill-gradient-name="gradient" draw:fill-hatch-name="hatch"/>
      <style:paragraph-properties fo:line-height="115%" fo:text-align="center" style:justify-single-word="false"/>
      <style:text-properties fo:font-size="14pt" fo:font-weight="bold" officeooo:rsid="002767b5" officeooo:paragraph-rsid="0017e955" style:font-size-asian="14pt" style:font-weight-asian="bold" style:font-size-complex="14pt" style:font-weight-complex="bold"/>
    </style:style>
    <style:style style:name="P65" style:family="paragraph" style:parent-style-name="Standard">
      <loext:graphic-properties draw:fill-gradient-name="gradient" draw:fill-hatch-name="hatch"/>
      <style:paragraph-properties fo:line-height="115%" fo:text-align="justify" style:justify-single-word="false"/>
      <style:text-properties officeooo:rsid="0017e955" officeooo:paragraph-rsid="0017e955"/>
    </style:style>
    <style:style style:name="P66"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fo:font-style="italic" officeooo:paragraph-rsid="0034dd42" style:font-style-asian="italic" style:font-style-complex="italic"/>
    </style:style>
    <style:style style:name="P67"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officeooo:rsid="00221377" officeooo:paragraph-rsid="00221377"/>
    </style:style>
    <style:style style:name="P68"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officeooo:rsid="0023d66a" officeooo:paragraph-rsid="0023d66a"/>
    </style:style>
    <style:style style:name="P69" style:family="paragraph" style:parent-style-name="Standard">
      <loext:graphic-properties draw:fill-gradient-name="gradient" draw:fill-hatch-name="hatch"/>
      <style:paragraph-properties fo:line-height="115%" fo:text-align="justify" style:justify-single-word="false"/>
      <style:text-properties officeooo:paragraph-rsid="0018eb1b"/>
    </style:style>
    <style:style style:name="P70" style:family="paragraph" style:parent-style-name="Standard">
      <loext:graphic-properties draw:fill-gradient-name="gradient" draw:fill-hatch-name="hatch"/>
      <style:paragraph-properties fo:line-height="115%" fo:text-align="justify" style:justify-single-word="false"/>
      <style:text-properties officeooo:paragraph-rsid="00295c31"/>
    </style:style>
    <style:style style:name="P71" style:family="paragraph" style:parent-style-name="Standard">
      <loext:graphic-properties draw:fill-gradient-name="gradient" draw:fill-hatch-name="hatch"/>
      <style:paragraph-properties fo:line-height="115%" fo:text-align="justify" style:justify-single-word="false"/>
      <style:text-properties officeooo:paragraph-rsid="0034dd42"/>
    </style:style>
    <style:style style:name="P72" style:family="paragraph" style:parent-style-name="Standard">
      <loext:graphic-properties draw:fill-gradient-name="gradient" draw:fill-hatch-name="hatch"/>
      <style:paragraph-properties fo:margin-left="0cm" fo:margin-right="0cm" fo:line-height="115%" fo:text-align="justify" style:justify-single-word="false" fo:text-indent="0cm" style:auto-text-indent="false"/>
      <style:text-properties officeooo:paragraph-rsid="002e357e"/>
    </style:style>
    <style:style style:name="P73"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officeooo:paragraph-rsid="00200abc"/>
    </style:style>
    <style:style style:name="P74" style:family="paragraph" style:parent-style-name="Standard">
      <loext:graphic-properties draw:fill-gradient-name="gradient" draw:fill-hatch-name="hatch"/>
      <style:paragraph-properties fo:margin-left="2.501cm" fo:margin-right="0cm" fo:line-height="115%" fo:text-align="justify" style:justify-single-word="false" fo:text-indent="0cm" style:auto-text-indent="false"/>
      <style:text-properties officeooo:paragraph-rsid="0023d66a"/>
    </style:style>
    <style:style style:name="P75" style:family="paragraph" style:parent-style-name="Standard">
      <loext:graphic-properties draw:fill-gradient-name="gradient" draw:fill-hatch-name="hatch"/>
      <style:paragraph-properties fo:margin-left="0cm" fo:margin-right="0cm" fo:line-height="115%" fo:text-indent="0cm" style:auto-text-indent="false"/>
    </style:style>
    <style:style style:name="T1" style:family="text">
      <style:text-properties officeooo:rsid="00311464"/>
    </style:style>
    <style:style style:name="T2" style:family="text">
      <style:text-properties fo:font-style="italic" style:font-style-asian="italic" style:font-style-complex="italic"/>
    </style:style>
    <style:style style:name="T3" style:family="text">
      <style:text-properties fo:font-style="italic" officeooo:rsid="00200abc" style:font-style-asian="italic" style:font-style-complex="italic"/>
    </style:style>
    <style:style style:name="T4" style:family="text">
      <style:text-properties fo:font-style="italic" officeooo:rsid="002e357e" style:font-style-asian="italic" style:font-style-complex="italic"/>
    </style:style>
    <style:style style:name="T5" style:family="text">
      <style:text-properties fo:font-style="italic" officeooo:rsid="002f8f4e" style:font-style-asian="italic" style:font-style-complex="italic"/>
    </style:style>
    <style:style style:name="T6" style:family="text">
      <style:text-properties fo:font-style="italic" officeooo:rsid="001d32c6" style:font-style-asian="italic" style:font-style-complex="italic"/>
    </style:style>
    <style:style style:name="T7" style:family="text">
      <style:text-properties fo:font-style="italic" officeooo:rsid="001eed27" style:font-style-asian="italic" style:font-style-complex="italic"/>
    </style:style>
    <style:style style:name="T8" style:family="text">
      <style:text-properties fo:font-style="italic" officeooo:rsid="0034dd42"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19ceae" style:font-style-asian="italic" style:font-weight-asian="normal" style:font-style-complex="italic" style:font-weight-complex="normal"/>
    </style:style>
    <style:style style:name="T11" style:family="text">
      <style:text-properties fo:font-style="italic" fo:font-weight="normal" officeooo:rsid="001c64d9" style:font-style-asian="italic" style:font-weight-asian="normal" style:font-style-complex="italic" style:font-weight-complex="normal"/>
    </style:style>
    <style:style style:name="T12" style:family="text">
      <style:text-properties fo:font-style="italic" fo:font-weight="normal" officeooo:rsid="001d6999" style:font-style-asian="italic" style:font-weight-asian="normal" style:font-style-complex="italic" style:font-weight-complex="normal"/>
    </style:style>
    <style:style style:name="T13" style:family="text">
      <style:text-properties fo:font-style="italic" fo:font-weight="normal" officeooo:rsid="001dbff2" style:font-style-asian="italic" style:font-weight-asian="normal" style:font-style-complex="italic" style:font-weight-complex="normal"/>
    </style:style>
    <style:style style:name="T14" style:family="text">
      <style:text-properties fo:font-style="italic" fo:font-weight="normal" officeooo:rsid="001b99fb" style:font-style-asian="italic" style:font-weight-asian="normal" style:font-style-complex="italic" style:font-weight-complex="normal"/>
    </style:style>
    <style:style style:name="T15" style:family="text">
      <style:text-properties fo:font-style="italic" fo:font-weight="normal" officeooo:rsid="0030fca3" style:font-style-asian="italic" style:font-weight-asian="normal" style:font-style-complex="italic" style:font-weight-complex="normal"/>
    </style:style>
    <style:style style:name="T16" style:family="text">
      <style:text-properties fo:font-style="italic" fo:font-weight="normal" officeooo:rsid="00231dbc" style:font-style-asian="italic" style:font-weight-asian="normal" style:font-style-complex="italic" style:font-weight-complex="normal"/>
    </style:style>
    <style:style style:name="T17" style:family="text">
      <style:text-properties fo:font-style="italic" fo:font-weight="normal" officeooo:rsid="001da516" style:font-style-asian="italic" style:font-weight-asian="normal" style:font-style-complex="italic" style:font-weight-complex="normal"/>
    </style:style>
    <style:style style:name="T18" style:family="text">
      <style:text-properties fo:font-style="italic" fo:font-weight="normal" officeooo:rsid="001d8732" style:font-style-asian="italic" style:font-weight-asian="normal" style:font-style-complex="italic" style:font-weight-complex="normal"/>
    </style:style>
    <style:style style:name="T19" style:family="text">
      <style:text-properties fo:font-style="italic" fo:font-weight="normal" officeooo:rsid="001eed27"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18eb1b" style:font-style-asian="normal" style:font-style-complex="normal"/>
    </style:style>
    <style:style style:name="T22" style:family="text">
      <style:text-properties fo:font-style="normal" officeooo:rsid="0017e955" style:font-style-asian="normal" style:font-style-complex="normal"/>
    </style:style>
    <style:style style:name="T23" style:family="text">
      <style:text-properties fo:font-style="normal" officeooo:rsid="0020d74f" style:font-style-asian="normal" style:font-style-complex="normal"/>
    </style:style>
    <style:style style:name="T24" style:family="text">
      <style:text-properties fo:font-style="normal" officeooo:rsid="00200abc" style:font-style-asian="normal" style:font-style-complex="normal"/>
    </style:style>
    <style:style style:name="T25" style:family="text">
      <style:text-properties fo:font-style="normal" officeooo:rsid="002c4730" style:font-style-asian="normal" style:font-style-complex="normal"/>
    </style:style>
    <style:style style:name="T26" style:family="text">
      <style:text-properties fo:font-style="normal" officeooo:rsid="0030fca3" style:font-style-asian="normal" style:font-style-complex="normal"/>
    </style:style>
    <style:style style:name="T27" style:family="text">
      <style:text-properties fo:font-style="normal" officeooo:rsid="00177c3e" style:font-style-asian="normal" style:font-style-complex="normal"/>
    </style:style>
    <style:style style:name="T28" style:family="text">
      <style:text-properties fo:font-style="normal" officeooo:rsid="001d32c6" style:font-style-asian="normal" style:font-style-complex="normal"/>
    </style:style>
    <style:style style:name="T29" style:family="text">
      <style:text-properties fo:font-style="normal" officeooo:rsid="001daf2a" style:font-style-asian="normal" style:font-style-complex="normal"/>
    </style:style>
    <style:style style:name="T30" style:family="text">
      <style:text-properties fo:font-style="normal" officeooo:rsid="0034dd42" style:font-style-asian="normal" style:font-style-complex="normal"/>
    </style:style>
    <style:style style:name="T31" style:family="text">
      <style:text-properties fo:font-style="normal" fo:font-weight="bold" officeooo:rsid="0018eb1b" style:font-style-asian="normal" style:font-weight-asian="bold" style:font-style-complex="normal" style:font-weight-complex="bold"/>
    </style:style>
    <style:style style:name="T32" style:family="text">
      <style:text-properties fo:font-style="normal" fo:font-weight="bold" officeooo:rsid="0019ceae" style:font-style-asian="normal" style:font-weight-asian="bold" style:font-style-complex="normal" style:font-weight-complex="bold"/>
    </style:style>
    <style:style style:name="T33" style:family="text">
      <style:text-properties fo:font-style="normal" fo:font-weight="bold" officeooo:rsid="001b99fb" style:font-style-asian="normal" style:font-weight-asian="bold" style:font-style-complex="normal" style:font-weight-complex="bold"/>
    </style:style>
    <style:style style:name="T34" style:family="text">
      <style:text-properties fo:font-style="normal" fo:font-weight="bold" officeooo:rsid="001c64d9" style:font-style-asian="normal" style:font-weight-asian="bold" style:font-style-complex="normal" style:font-weight-complex="bold"/>
    </style:style>
    <style:style style:name="T35" style:family="text">
      <style:text-properties fo:font-style="normal" fo:font-weight="bold" officeooo:rsid="001d6999" style:font-style-asian="normal" style:font-weight-asian="bold" style:font-style-complex="normal" style:font-weight-complex="bold"/>
    </style:style>
    <style:style style:name="T36" style:family="text">
      <style:text-properties fo:font-style="normal" fo:font-weight="bold" officeooo:rsid="001dbff2" style:font-style-asian="normal" style:font-weight-asian="bold" style:font-style-complex="normal" style:font-weight-complex="bold"/>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18eb1b" style:font-style-asian="normal" style:font-weight-asian="normal" style:font-style-complex="normal" style:font-weight-complex="normal"/>
    </style:style>
    <style:style style:name="T39" style:family="text">
      <style:text-properties fo:font-style="normal" fo:font-weight="normal" officeooo:rsid="0019ceae" style:font-style-asian="normal" style:font-weight-asian="normal" style:font-style-complex="normal" style:font-weight-complex="normal"/>
    </style:style>
    <style:style style:name="T40" style:family="text">
      <style:text-properties fo:font-style="normal" fo:font-weight="normal" officeooo:rsid="001b99fb" style:font-style-asian="normal" style:font-weight-asian="normal" style:font-style-complex="normal" style:font-weight-complex="normal"/>
    </style:style>
    <style:style style:name="T41" style:family="text">
      <style:text-properties fo:font-style="normal" fo:font-weight="normal" officeooo:rsid="001c64d9" style:font-style-asian="normal" style:font-weight-asian="normal" style:font-style-complex="normal" style:font-weight-complex="normal"/>
    </style:style>
    <style:style style:name="T42" style:family="text">
      <style:text-properties fo:font-style="normal" fo:font-weight="normal" officeooo:rsid="001d6999" style:font-style-asian="normal" style:font-weight-asian="normal" style:font-style-complex="normal" style:font-weight-complex="normal"/>
    </style:style>
    <style:style style:name="T43" style:family="text">
      <style:text-properties fo:font-style="normal" fo:font-weight="normal" officeooo:rsid="001dbff2" style:font-style-asian="normal" style:font-weight-asian="normal" style:font-style-complex="normal" style:font-weight-complex="normal"/>
    </style:style>
    <style:style style:name="T44" style:family="text">
      <style:text-properties fo:font-style="normal" fo:font-weight="normal" officeooo:rsid="00200abc" style:font-style-asian="normal" style:font-weight-asian="normal" style:font-style-complex="normal" style:font-weight-complex="normal"/>
    </style:style>
    <style:style style:name="T45" style:family="text">
      <style:text-properties fo:font-style="normal" fo:font-weight="normal" officeooo:rsid="001da516" style:font-style-asian="normal" style:font-weight-asian="normal" style:font-style-complex="normal" style:font-weight-complex="normal"/>
    </style:style>
    <style:style style:name="T46" style:family="text">
      <style:text-properties fo:font-style="normal" fo:font-weight="normal" officeooo:rsid="001d8732" style:font-style-asian="normal" style:font-weight-asian="normal" style:font-style-complex="normal" style:font-weight-complex="normal"/>
    </style:style>
    <style:style style:name="T47" style:family="text">
      <style:text-properties fo:font-style="normal" fo:font-weight="normal" officeooo:rsid="001daf2a" style:font-style-asian="normal" style:font-weight-asian="normal" style:font-style-complex="normal" style:font-weight-complex="normal"/>
    </style:style>
    <style:style style:name="T48" style:family="text">
      <style:text-properties fo:font-weight="bold" style:font-weight-asian="bold" style:font-weight-complex="bold"/>
    </style:style>
    <style:style style:name="T49" style:family="text">
      <style:text-properties fo:font-weight="bold" officeooo:rsid="0019ceae" style:font-weight-asian="bold" style:font-weight-complex="bold"/>
    </style:style>
    <style:style style:name="T50" style:family="text">
      <style:text-properties fo:font-weight="bold" officeooo:rsid="002c4730" style:font-weight-asian="bold" style:font-weight-complex="bold"/>
    </style:style>
    <style:style style:name="T51" style:family="text">
      <style:text-properties fo:font-weight="bold" officeooo:rsid="002f8f4e" style:font-weight-asian="bold" style:font-weight-complex="bold"/>
    </style:style>
    <style:style style:name="T52" style:family="text">
      <style:text-properties officeooo:rsid="0018eb1b"/>
    </style:style>
    <style:style style:name="T53" style:family="text">
      <style:text-properties officeooo:rsid="0019ceae"/>
    </style:style>
    <style:style style:name="T54" style:family="text">
      <style:text-properties fo:font-size="10pt" officeooo:rsid="0019ceae" style:font-size-asian="10pt" style:font-size-complex="10pt"/>
    </style:style>
    <style:style style:name="T55" style:family="text">
      <style:text-properties fo:font-size="10pt" officeooo:rsid="001dbff2" style:font-size-asian="10pt" style:font-size-complex="10pt"/>
    </style:style>
    <style:style style:name="T56" style:family="text">
      <style:text-properties fo:font-size="10pt" officeooo:rsid="002c4730" style:font-size-asian="10pt" style:font-size-complex="10pt"/>
    </style:style>
    <style:style style:name="T57" style:family="text">
      <style:text-properties fo:font-size="10pt" officeooo:rsid="0030fca3" style:font-size-asian="10pt" style:font-size-complex="10pt"/>
    </style:style>
    <style:style style:name="T58" style:family="text">
      <style:text-properties fo:font-size="10pt" fo:font-style="normal" officeooo:rsid="0020d74f" style:font-size-asian="10pt" style:font-style-asian="normal" style:font-size-complex="10pt" style:font-style-complex="normal"/>
    </style:style>
    <style:style style:name="T59" style:family="text">
      <style:text-properties officeooo:rsid="001dbff2"/>
    </style:style>
    <style:style style:name="T60" style:family="text">
      <style:text-properties officeooo:rsid="00200abc"/>
    </style:style>
    <style:style style:name="T6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62" style:family="text">
      <style:text-properties fo:font-size="11pt" fo:font-style="normal" fo:font-weight="normal" officeooo:rsid="00231dbc" style:font-size-asian="11pt" style:font-style-asian="normal" style:font-weight-asian="normal" style:font-size-complex="11pt" style:font-style-complex="normal" style:font-weight-complex="normal"/>
    </style:style>
    <style:style style:name="T63" style:family="text">
      <style:text-properties fo:font-size="11pt" fo:font-style="normal" fo:font-weight="normal" officeooo:rsid="00200abc" style:font-size-asian="11pt" style:font-style-asian="normal" style:font-weight-asian="normal" style:font-size-complex="11pt" style:font-style-complex="normal" style:font-weight-complex="normal"/>
    </style:style>
    <style:style style:name="T64" style:family="text">
      <style:text-properties fo:font-size="11pt" fo:font-style="normal" fo:font-weight="normal" officeooo:rsid="0020d74f" style:font-size-asian="11pt" style:font-style-asian="normal" style:font-weight-asian="normal" style:font-size-complex="11pt" style:font-style-complex="normal" style:font-weight-complex="normal"/>
    </style:style>
    <style:style style:name="T65" style:family="text">
      <style:text-properties fo:font-size="11pt" fo:font-style="normal" fo:font-weight="normal" officeooo:rsid="0023d66a" style:font-size-asian="11pt" style:font-style-asian="normal" style:font-weight-asian="normal" style:font-size-complex="11pt" style:font-style-complex="normal" style:font-weight-complex="normal"/>
    </style:style>
    <style:style style:name="T66" style:family="text">
      <style:text-properties fo:font-size="11pt" fo:font-style="normal" fo:font-weight="normal" officeooo:rsid="002592bc" style:font-size-asian="11pt" style:font-style-asian="normal" style:font-weight-asian="normal" style:font-size-complex="11pt" style:font-style-complex="normal" style:font-weight-complex="normal"/>
    </style:style>
    <style:style style:name="T67" style:family="text">
      <style:text-properties fo:font-size="11pt" fo:font-style="normal" fo:font-weight="normal" officeooo:rsid="0030fca3" style:font-size-asian="11pt" style:font-style-asian="normal" style:font-weight-asian="normal" style:font-size-complex="11pt" style:font-style-complex="normal" style:font-weight-complex="normal"/>
    </style:style>
    <style:style style:name="T68" style:family="text">
      <style:text-properties fo:font-size="11pt" fo:font-style="normal" fo:font-weight="normal" officeooo:rsid="00311464" style:font-size-asian="11pt" style:font-style-asian="normal" style:font-weight-asian="normal" style:font-size-complex="11pt" style:font-style-complex="normal" style:font-weight-complex="normal"/>
    </style:style>
    <style:style style:name="T69" style:family="text">
      <style:text-properties fo:font-size="11pt" fo:font-style="normal" fo:font-weight="bold" officeooo:rsid="00200abc" style:font-size-asian="11pt" style:font-style-asian="normal" style:font-weight-asian="bold" style:font-size-complex="11pt" style:font-style-complex="normal" style:font-weight-complex="bold"/>
    </style:style>
    <style:style style:name="T70" style:family="text">
      <style:text-properties fo:font-size="11pt" fo:font-style="normal" fo:font-weight="bold" officeooo:rsid="0020d74f" style:font-size-asian="11pt" style:font-style-asian="normal" style:font-weight-asian="bold" style:font-size-complex="11pt" style:font-style-complex="normal" style:font-weight-complex="bold"/>
    </style:style>
    <style:style style:name="T71" style:family="text">
      <style:text-properties fo:font-size="11pt" fo:font-style="normal" fo:font-weight="bold" officeooo:rsid="00221377" style:font-size-asian="11pt" style:font-style-asian="normal" style:font-weight-asian="bold" style:font-size-complex="11pt" style:font-style-complex="normal" style:font-weight-complex="bold"/>
    </style:style>
    <style:style style:name="T72" style:family="text">
      <style:text-properties fo:font-size="11pt" fo:font-style="normal" fo:font-weight="bold" officeooo:rsid="002e357e" style:font-size-asian="11pt" style:font-style-asian="normal" style:font-weight-asian="bold" style:font-size-complex="11pt" style:font-style-complex="normal" style:font-weight-complex="bold"/>
    </style:style>
    <style:style style:name="T73" style:family="text">
      <style:text-properties fo:font-size="11pt" fo:font-style="normal" style:font-size-asian="11pt" style:font-style-asian="normal" style:font-size-complex="11pt" style:font-style-complex="normal"/>
    </style:style>
    <style:style style:name="T74" style:family="text">
      <style:text-properties fo:font-size="11pt" fo:font-style="normal" officeooo:rsid="002aff0b" style:font-size-asian="11pt" style:font-style-asian="normal" style:font-size-complex="11pt" style:font-style-complex="normal"/>
    </style:style>
    <style:style style:name="T75" style:family="text">
      <style:text-properties fo:font-size="11pt" fo:font-style="normal" officeooo:rsid="00295c31" style:font-size-asian="11pt" style:font-style-asian="normal" style:font-size-complex="11pt" style:font-style-complex="normal"/>
    </style:style>
    <style:style style:name="T76" style:family="text">
      <style:text-properties fo:font-size="11pt" fo:font-style="normal" officeooo:rsid="002c2afb" style:font-size-asian="11pt" style:font-style-asian="normal" style:font-size-complex="11pt" style:font-style-complex="normal"/>
    </style:style>
    <style:style style:name="T77" style:family="text">
      <style:text-properties fo:font-size="11pt" fo:font-style="normal" officeooo:rsid="0017e955" style:font-size-asian="11pt" style:font-style-asian="normal" style:font-size-complex="11pt" style:font-style-complex="normal"/>
    </style:style>
    <style:style style:name="T78" style:family="text">
      <style:text-properties fo:font-size="11pt" fo:font-style="normal" officeooo:rsid="002c4730" style:font-size-asian="11pt" style:font-style-asian="normal" style:font-size-complex="11pt" style:font-style-complex="normal"/>
    </style:style>
    <style:style style:name="T79" style:family="text">
      <style:text-properties fo:font-size="11pt" fo:font-style="normal" officeooo:rsid="002e357e" style:font-size-asian="11pt" style:font-style-asian="normal" style:font-size-complex="11pt" style:font-style-complex="normal"/>
    </style:style>
    <style:style style:name="T80" style:family="text">
      <style:text-properties fo:font-size="11pt" fo:font-style="normal" officeooo:rsid="002f8f4e" style:font-size-asian="11pt" style:font-style-asian="normal" style:font-size-complex="11pt" style:font-style-complex="normal"/>
    </style:style>
    <style:style style:name="T81" style:family="text">
      <style:text-properties fo:font-size="11pt" fo:font-style="normal" officeooo:rsid="0030fca3" style:font-size-asian="11pt" style:font-style-asian="normal" style:font-size-complex="11pt" style:font-style-complex="normal"/>
    </style:style>
    <style:style style:name="T8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83" style:family="text">
      <style:text-properties fo:font-size="11pt" fo:font-style="italic" fo:font-weight="normal" officeooo:rsid="00221377" style:font-size-asian="11pt" style:font-style-asian="italic" style:font-weight-asian="normal" style:font-size-complex="11pt" style:font-style-complex="italic" style:font-weight-complex="normal"/>
    </style:style>
    <style:style style:name="T84" style:family="text">
      <style:text-properties fo:font-size="11pt" fo:font-style="italic" fo:font-weight="normal" officeooo:rsid="00200abc" style:font-size-asian="11pt" style:font-style-asian="italic" style:font-weight-asian="normal" style:font-size-complex="11pt" style:font-style-complex="italic" style:font-weight-complex="normal"/>
    </style:style>
    <style:style style:name="T85" style:family="text">
      <style:text-properties fo:font-size="11pt" fo:font-style="italic" fo:font-weight="normal" officeooo:rsid="00231dbc" style:font-size-asian="11pt" style:font-style-asian="italic" style:font-weight-asian="normal" style:font-size-complex="11pt" style:font-style-complex="italic" style:font-weight-complex="normal"/>
    </style:style>
    <style:style style:name="T86" style:family="text">
      <style:text-properties fo:font-size="11pt" fo:font-style="italic" fo:font-weight="normal" officeooo:rsid="00311464" style:font-size-asian="11pt" style:font-style-asian="italic" style:font-weight-asian="normal" style:font-size-complex="11pt" style:font-style-complex="italic" style:font-weight-complex="normal"/>
    </style:style>
    <style:style style:name="T87" style:family="text">
      <style:text-properties fo:font-size="11pt" fo:font-style="italic" officeooo:rsid="00295c31" style:font-size-asian="11pt" style:font-style-asian="italic" style:font-size-complex="11pt" style:font-style-complex="italic"/>
    </style:style>
    <style:style style:name="T88" style:family="text">
      <style:text-properties fo:font-size="11pt" fo:font-style="italic" officeooo:rsid="002aff0b" style:font-size-asian="11pt" style:font-style-asian="italic" style:font-size-complex="11pt" style:font-style-complex="italic"/>
    </style:style>
    <style:style style:name="T89" style:family="text">
      <style:text-properties fo:font-size="11pt" fo:font-style="italic" officeooo:rsid="001f462a" style:font-size-asian="11pt" style:font-style-asian="italic" style:font-size-complex="11pt" style:font-style-complex="italic"/>
    </style:style>
    <style:style style:name="T90" style:family="text">
      <style:text-properties fo:font-size="11pt" fo:font-style="italic" officeooo:rsid="002f8f4e" style:font-size-asian="11pt" style:font-style-asian="italic" style:font-size-complex="11pt" style:font-style-complex="italic"/>
    </style:style>
    <style:style style:name="T91" style:family="text">
      <style:text-properties fo:font-size="11pt" officeooo:rsid="002767b5" style:font-size-asian="11pt" style:font-size-complex="11pt"/>
    </style:style>
    <style:style style:name="T92" style:family="text">
      <style:text-properties fo:font-size="11pt" officeooo:rsid="00295c31" style:font-size-asian="11pt" style:font-size-complex="11pt"/>
    </style:style>
    <style:style style:name="T93" style:family="text">
      <style:text-properties fo:font-size="11pt" officeooo:rsid="0018eb1b" style:font-size-asian="11pt" style:font-size-complex="11pt"/>
    </style:style>
    <style:style style:name="T94" style:family="text">
      <style:text-properties fo:font-size="11pt" officeooo:rsid="002adf5f" style:font-size-asian="11pt" style:font-size-complex="11pt"/>
    </style:style>
    <style:style style:name="T95" style:family="text">
      <style:text-properties fo:font-size="11pt" officeooo:rsid="002e357e" style:font-size-asian="11pt" style:font-size-complex="11pt"/>
    </style:style>
    <style:style style:name="T96" style:family="text">
      <style:text-properties fo:font-size="11pt" officeooo:rsid="001f462a" style:font-size-asian="11pt" style:font-size-complex="11pt"/>
    </style:style>
    <style:style style:name="T97" style:family="text">
      <style:text-properties officeooo:rsid="002c4730"/>
    </style:style>
    <style:style style:name="T98" style:family="text">
      <style:text-properties officeooo:rsid="002e357e"/>
    </style:style>
    <style:style style:name="T99" style:family="text">
      <style:text-properties officeooo:rsid="0030fca3"/>
    </style:style>
    <style:style style:name="T100" style:family="text">
      <style:text-properties officeooo:rsid="002f8f4e"/>
    </style:style>
    <style:style style:name="T101" style:family="text">
      <style:text-properties officeooo:rsid="0034dd42"/>
    </style:style>
    <style:style style:name="T102" style:family="text">
      <style:text-properties officeooo:rsid="001eed27"/>
    </style:style>
    <style:style style:name="T103" style:family="text">
      <style:text-properties officeooo:rsid="001daf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span text:style-name="T2">Le </text:span><text:span text:style-name="T5">P</text:span><text:span text:style-name="T2">rincipe responsabilité</text:span>, Hans Jonas</text:p>
      <text:p text:style-name="P64"><text:span text:style-name="T101">Préface</text:span> et chapitre 1</text:p>
      <text:p text:style-name="P65"/>
      <text:p text:style-name="P40"/>
      <text:p text:style-name="P23"><text:span text:style-name="T93">I. Qui </text:span><text:span text:style-name="T92">est</text:span><text:span text:style-name="T93"> Hans Jonas ?</text:span></text:p>
      <text:p text:style-name="P44"/>
      <text:p text:style-name="P69"><text:span text:style-name="T91">Hans Jonas </text:span><text:span text:style-name="T92">est un philosophe allemand qui</text:span><text:span text:style-name="T91"> </text:span><text:span text:style-name="T92">vécut</text:span><text:span text:style-name="T91"> entre 1903 et 1993.</text:span></text:p>
      <text:p text:style-name="P45">- Jusqu’en 1933 il poursuit ses études en Allemagne. Il sera l’élève du grand philosophe Martin Heidegger, et pour sa thèse il travaillera sur la gnose, un courant religieux des débuts de l’ère chrétienne.</text:p>
      <text:p text:style-name="P46">- En 1933, au moment où Hitler arrive au pouvoir, Hans Jonas (qui est juif) quitte l’Allemagne pour la Palestine. Pendant la guerre, il s’engagera avec les britanniques pour combattre les nazis en Italie.</text:p>
      <text:p text:style-name="P46">- A la fin de la guerre, Jonas participera aux luttes pour la création de l’État d’Israël.</text:p>
      <text:p text:style-name="P70"><text:span text:style-name="T92">- Dès 1949, Jonas quitte Israël pour émigrer en Amérique du Nord : </text:span><text:span text:style-name="T94">au </text:span><text:span text:style-name="T92">Canada puis Etats-Unis. </text:span></text:p>
      <text:p text:style-name="P46"/>
      <text:p text:style-name="P70"><text:span text:style-name="T92">En 1979 (à 76 ans !) il publie </text:span><text:span text:style-name="T87">Le Principe </text:span><text:span text:style-name="T90">r</text:span><text:span text:style-name="T87">esponsabilité</text:span><text:span text:style-name="T75">, son livre le plus influent. </text:span><text:span text:style-name="T74">Celui-ci</text:span><text:span text:style-name="T87"> </text:span><text:span text:style-name="T75">sera traduit en français en 1990. </text:span><text:span text:style-name="T74">Le titre « Le Principe </text:span><text:span text:style-name="T80">r</text:span><text:span text:style-name="T74">esponsabilité » est grammaticalement incorrect : il </text:span><text:span text:style-name="T76">aurait fallu</text:span><text:span text:style-name="T74"> dire « Le Principe de </text:span><text:span text:style-name="T80">r</text:span><text:span text:style-name="T74">esponsabilité » - ce qui reviendrait exactement au même ! Ce titre fait en </text:span><text:span text:style-name="T76">réalité</text:span><text:span text:style-name="T74"> écho à un ouvrage du philosophe Ernst Bloch (</text:span><text:span text:style-name="T88">Le Principe </text:span><text:span text:style-name="T90">e</text:span><text:span text:style-name="T88">spérance</text:span><text:span text:style-name="T74">), qui est une étude et une défense de l’utopie </text:span><text:span text:style-name="T76">d’un point de vue marxiste.</text:span></text:p>
      <text:p text:style-name="P44"/>
      <text:p text:style-name="P44"/>
      <text:p text:style-name="P58">II. Les grands concepts à maîtriser</text:p>
      <text:p text:style-name="P47"><text:tab/><text:span text:style-name="T101">1</text:span>. La notion de <text:span text:style-name="T48">technique</text:span></text:p>
      <text:p text:style-name="P47"/>
      <text:p text:style-name="P47">Le mot « technique » vient du grec τέχνη (« technè ») : « <text:s/>production », « fabrication matérielle ». Les grecs considèrent qu’il y a deux façons possibles de naître, pour toute chose : soit par la nature, soit par la technique.</text:p>
      <text:p text:style-name="P47"/>
      <text:p text:style-name="P71"><text:span text:style-name="T96">- Une plante vient à l’existence </text:span><text:span text:style-name="T89">par la nature</text:span><text:span text:style-name="T96">, grâce à des processus, spontanés et réguliers, qu’on peut décrire par la science du vivant.</text:span></text:p>
      <text:p text:style-name="P71"><text:span text:style-name="T96">- Les tables ou les chaises sont produites </text:span><text:span text:style-name="T89">par la technique</text:span><text:span text:style-name="T96">. La technique désigne la façon spécifiquement humaine d’agir. Les hommes produisent leurs objets en se représentant d’abord l’objet qu’ils veulent produire, ainsi que la façon dont ils doivent s’y prendre. L’idée de technique implique l’existence de règles d’action qui permettent d’agir de façon efficace.</text:span></text:p>
      <text:p text:style-name="P47"/>
      <text:p text:style-name="P47">→ <text:span text:style-name="T48">Définition :</text:span> La technique désigne l’ensemble des procédés transmissibles permettant d’obtenir des résultats efficaces.</text:p>
      <text:p text:style-name="P47"/>
      <text:p text:style-name="P47"><text:span text:style-name="T48">Au sens large :</text:span> on peut parler de technique dans toutes les activités humaines qu’on peut réaliser de manière plus ou moins efficace.</text:p>
      <text:p text:style-name="P66"><text:span text:style-name="T96">Ex : quand on joue au football, il faut maîtriser certaines techniques. Il </text:span><text:span text:style-name="T95">existe </text:span><text:span text:style-name="T96">des techniques de nage…</text:span></text:p>
      <text:p text:style-name="P47">Mais <text:span text:style-name="T48">au sens strict</text:span> : la technique désigne l’ensemble des procédés permettant de produire <text:span text:style-name="T98">et employer </text:span>des objets utiles<text:note text:id="ftn1" text:note-class="footnote"><text:note-citation>1</text:note-citation><text:note-body><text:p text:style-name="P7"><text:span text:style-name="T99">Cette dimension de </text:span><text:span text:style-name="T57">la</text:span><text:span text:style-name="T99"> technique sera parfois appelée « activité technique » par Jonas, ou « praxis technique »</text:span></text:p></text:note-body></text:note>, <text:span text:style-name="T98">et l’ensemble de ces objets</text:span></text:p>
      <text:p text:style-name="P47"><text:tab/><text:span text:style-name="T4">E</text:span><text:span text:style-name="T2">x : la technique c’est la machine à vapeur, l’électricité, l’informatique, etc.</text:span></text:p>
      <text:p text:style-name="P47"/>
      <text:p text:style-name="P61"><text:span text:style-name="T98">C’est ce sens strict qui est directement impliqué par le livre de Jonas. Plus </text:span><text:span text:style-name="T100">précisément, le sous-titre du livre fait référence à la «</text:span><text:span text:style-name="T51"> technologie </text:span><text:span text:style-name="T100">» : ce qu’on entend par là est </text:span><text:span text:style-name="T51">une forme très moderne de la technique</text:span><text:span text:style-name="T100">, qui correspond à son articulation avec la </text:span><text:span text:style-name="T51">science</text:span><text:span text:style-name="T100">. Le petit artisan grec avait des outils techniques pour travailler, mais il serait abusif de parler de technologie : il s’agit de procédés qui restent très proches de l’expérience immédiate du </text:span><text:soft-page-break/><text:span text:style-name="T100">travailleur. Par contre, dès le XIXè siècle, les grands inventeurs sont des grands scientifiques. Un ordinateur, aujourd’hui, incorpore un nombre impressionnant de théories scientifiques.</text:span></text:p>
      <text:p text:style-name="P61"/>
      <text:p text:style-name="P61">La thèse générale du livre est que le développement récent de la technique humaine rend nécessaire la création d’une nouvelle éthique.</text:p>
      <text:p text:style-name="P61"/>
      <text:p text:style-name="P48"><text:tab/><text:span text:style-name="T101">2</text:span>. La notion d’<text:span text:style-name="T48">éthique</text:span></text:p>
      <text:p text:style-name="P48"/>
      <text:p text:style-name="P41"><text:span text:style-name="T97">Dans cet ouvrage, l</text:span>e mot «<text:span text:style-name="T48"> éthique </text:span>», est un synonyme de «<text:span text:style-name="T48"> morale </text:span>»<text:note text:id="ftn2" text:note-class="footnote"><text:note-citation>2</text:note-citation><text:note-body><text:p text:style-name="P6"><text:span text:style-name="T97">Certains </text:span><text:span text:style-name="T56">philosophes</text:span><text:span text:style-name="T97"> font une distinction entre morale et éthique, mais cette différenciation relève toujours d’une décision conceptuelle. Nous pouvons ici faire comme si ces deux termes étaient strictement synonymes.</text:span></text:p></text:note-body></text:note>. L<text:span text:style-name="T97">e questionnement </text:span><text:span text:style-name="T48">éthique/</text:span><text:span text:style-name="T50">moral</text:span> <text:span text:style-name="T97">en philosophie pose deux genres de questions fondamentales :</text:span></text:p>
      <text:p text:style-name="P42">- <text:span text:style-name="T97">Qu’est-ce qui</text:span> <text:span text:style-name="T2">doit</text:span><text:span text:style-name="T20"> et </text:span><text:span text:style-name="T2">ne doit pas </text:span><text:span text:style-name="T20">être fait ? </text:span><text:span text:style-name="T25">Il s’agit de formuler des </text:span><text:span text:style-name="T20">jugements de valeurs sur le bien et le mal </text:span><text:span text:style-name="T25">(jugement moraux)</text:span><text:span text:style-name="T20"> : est-il permis ou interdit de mentir ? De voler ?</text:span></text:p>
      <text:p text:style-name="P42"><text:span text:style-name="T20">- </text:span><text:span text:style-name="T25">Sur quels principes reposent nos jugements moraux ? Peut-on les justifier ? Sont-ils cohérents entre eux ?</text:span></text:p>
      <text:p text:style-name="P72"><text:span text:style-name="T79">Le but de Hans Jonas dans ce livre est de </text:span><text:span text:style-name="T72">fonder une nouvelle éthique</text:span><text:span text:style-name="T79"> : il s’agit donc à la fois de produire de nouveaux impératifs moraux (que dois-je faire ?) et de justifier ces impératifs de façon rigoureuse. Pour cela, Jonas va préciser clairement ce qui sépare sa nouvelle éthique des anciennes morales. </text:span><text:span text:style-name="T95">C’est l</text:span><text:span text:style-name="T78">a morale </text:span><text:span text:style-name="T79">de </text:span><text:span text:style-name="T72">Kant</text:span><text:span text:style-name="T79"> qui</text:span><text:span text:style-name="T78"> intervient presque systématiquement à titre de modèle quand Jonas veut préciser </text:span><text:span text:style-name="T79">ce qu’étaient</text:span><text:span text:style-name="T78"> l</text:span><text:span text:style-name="T79">es </text:span><text:span text:style-name="T78">ancienne</text:span><text:span text:style-name="T79">s</text:span><text:span text:style-name="T78"> morale</text:span><text:span text:style-name="T79">s</text:span><text:span text:style-name="T78">.</text:span><text:span text:style-name="T77"> N’hésitez pas à faire vos recherches sur Kant pour comprendre ce qu</text:span><text:span text:style-name="T78">e </text:span><text:span text:style-name="T79">sa</text:span><text:span text:style-name="T78"> </text:span><text:span text:style-name="T81">philosophie </text:span><text:span text:style-name="T78">morale</text:span><text:span text:style-name="T77"> implique : </text:span><text:span text:style-name="T78">vous pouvez par exemple regarder la vidéo de Monsieur Phi, qui a pour titre « TU DOIS !... » (</text:span><text:a xlink:type="simple" xlink:href="https://bit.ly/2KuDU9D" text:style-name="Internet_20_link" text:visited-style-name="Visited_20_Internet_20_Link"><text:span text:style-name="T78">https://bit.ly/2KuDU9D</text:span></text:a><text:span text:style-name="T78">)</text:span></text:p>
      <text:p text:style-name="P62"/>
      <text:p text:style-name="P62"/>
      <text:p text:style-name="P43"/>
      <text:p text:style-name="P20"/>
      <text:p text:style-name="P59">Chapitre premier : la transformation de l’agir humain</text:p>
      <text:p text:style-name="P60"/>
      <table:table table:name="Tableau1" table:style-name="Tableau1">
        <table:table-column table:style-name="Tableau1.A"/>
        <table:table-row table:style-name="TableLine1803368375760">
          <table:table-cell table:style-name="Tableau1.A1" office:value-type="string">
            <text:p text:style-name="P19">Ce premier chapitre présente et justifie les thèses les plus importantes du livre. C’est le chapitre à lire le plus précisément pour comprendre le propos de Jonas.</text:p>
          </table:table-cell>
        </table:table-row>
      </table:table>
      <text:p text:style-name="P60"/>
      <text:p text:style-name="P60"/>
      <text:p text:style-name="P40"><text:span text:style-name="T49">Introduction </text:span><text:span text:style-name="T10">(tout lire avec précision)</text:span></text:p>
      <text:p text:style-name="P37"/>
      <text:p text:style-name="P51"><text:span text:style-name="T22">- Il s’agit pour Hans Jonas de dire que nous avons besoin d’une nouvelle éthique (= d’une nouvelle morale). </text:span><text:span text:style-name="T21">Pour le faire comprendre, il va expliciter un certain nombre de présupposés des éthiques passées</text:span><text:span text:style-name="T21"><text:note text:id="ftn3" text:note-class="footnote"><text:note-citation>3</text:note-citation><text:note-body><text:p text:style-name="Footnote">C’est l’objet des trois points de la page 21, qui expose<text:span text:style-name="T52">nt</text:span> trois présupposés des éthiques passées. Ces points seront repris en 1.II : « Signes distinctifs de l’éthique jusqu’à présent ».</text:p></text:note-body></text:note></text:span><text:span text:style-name="T22">, </text:span><text:span text:style-name="T21">et montrer pourquoi </text:span><text:span text:style-name="T26">ceux-ci</text:span><text:span text:style-name="T21"> ne sont plus acceptables aujourd’hui.</text:span></text:p>
      <text:p text:style-name="P38"/>
      <text:p text:style-name="P51"><text:span text:style-name="T21">- La thèse de Hans Jonas est de montrer que c’est le </text:span><text:span text:style-name="T31">développement technique</text:span><text:span text:style-name="T38"> de l’humanité qui a rendu faux ces présupposés. Par conséquent, </text:span><text:span text:style-name="T31">la transformation de l’agir humain rend nécessaire une transformation éthique</text:span><text:span text:style-name="T31"><text:note text:id="ftn4" text:note-class="footnote"><text:note-citation>4</text:note-citation><text:note-body><text:p text:style-name="P2"><text:span text:style-name="T53">Voyez le sous-titre du livre : « une éthique pour la civilisation technologique ». Il s’agit bien de penser une nouvelle morale, en fonction des caractéristiques </text:span><text:span text:style-name="T54">inédites</text:span><text:span text:style-name="T53"> de notre civilisation</text:span></text:p></text:note-body></text:note></text:span><text:span text:style-name="T38">.</text:span></text:p>
      <text:p text:style-name="P24"/>
      <text:p text:style-name="P52"><text:span text:style-name="T38">→ le premier moment doit être de comprendre pourquoi le développement technique a radicalement transformé la nature même de l’action humaine. Pour ce faire, Jonas compare la façon </text:span><text:span text:style-name="T39">la nature de l’action humaine telle que la pensait l’Antiquité grecque (en 1-I) et la nature de l’action humaine telle qu’elle se présente à notre époque (en 1-III).</text:span><text:span text:style-name="T32">I – L’exemple de l’Antiquité </text:span><text:span text:style-name="T14">(</text:span><text:span text:style-name="T11">tout </text:span><text:span text:style-name="T14">lire </text:span><text:span text:style-name="T11">avec </text:span><text:span text:style-name="T14">précision)</text:span></text:p>
      <text:p text:style-name="P25"><text:soft-page-break/></text:p>
      <text:p text:style-name="P53"><text:span text:style-name="T39">Jonas va prendre un extrait de tragédie (l’</text:span><text:span text:style-name="T10">Antigone</text:span><text:span text:style-name="T39"> de Sophocle) pour analyser la façon dont l’Antiquité grecque se représentait le pouvoir de l’homme. En lisant ce chant, soyez attentifs à </text:span><text:span text:style-name="T40">trois</text:span><text:span text:style-name="T39"> choses :</text:span></text:p>
      <text:p text:style-name="P54"><text:span text:style-name="T39">- la </text:span><text:span text:style-name="T40">façon dont l’</text:span><text:span text:style-name="T33">extraordinaire puissance humaine</text:span><text:span text:style-name="T40"> est mise en valeur</text:span></text:p>
      <text:p text:style-name="P54"><text:span text:style-name="T40">- la façon dont, cependant, cette puissance humaine s’inscrit dans </text:span><text:span text:style-name="T33">un univers qui dépasse largement ses pouvoirs</text:span><text:span text:style-name="T40"> (« la Terre éternelle et infatigable »)</text:span></text:p>
      <text:p text:style-name="P54"><text:span text:style-name="T40">- la façon dont la </text:span><text:span text:style-name="T33">question du bien et du mal</text:span><text:span text:style-name="T40"> ne se pose qu’à l’intérieur du cadre de la cité (domaine politique de la coexistence des hommes), et nullement à l’intérieur de la nature elle-même</text:span></text:p>
      <text:p text:style-name="P26"/>
      <text:p text:style-name="P55"><text:span text:style-name="T34">II. Signes distinctifs de l’éthique jusqu’à présent </text:span><text:span text:style-name="T11">(lire </text:span><text:span text:style-name="T13">le début</text:span><text:span text:style-name="T11"> avec précision, </text:span><text:span text:style-name="T13">la fin est moins décisive</text:span><text:span text:style-name="T11">)</text:span></text:p>
      <text:p text:style-name="P27"/>
      <text:p text:style-name="P49"><text:span text:style-name="T37">Ici Jonas veut montrer comment les présupposés de l’éthique traditionnelle se justifie</text:span><text:span text:style-name="T43">nt</text:span><text:span text:style-name="T37">.</text:span></text:p>
      <text:p text:style-name="P56"><text:span text:style-name="T44">A</text:span><text:span text:style-name="T42">.</text:span><text:span text:style-name="T41"> </text:span><text:span text:style-name="T42">L</text:span><text:span text:style-name="T41">a technique antique n’affecte la nature que superficiellement. L’action humaine sur le monde est donc </text:span><text:span text:style-name="T11">sans conséquences</text:span><text:span text:style-name="T41">. Une action technique n’est donc ni bonne ni mauvaise en soi ; il y a une </text:span><text:span text:style-name="T34">neutralité morale</text:span><text:span text:style-name="T41"> de l’activité technique.</text:span></text:p>
      <text:p text:style-name="P56"><text:span text:style-name="T41"><text:tab/></text:span><text:span text:style-name="T11">→ </text:span><text:span text:style-name="T13">ce présupposé sera discuté en I.III.1</text:span></text:p>
      <text:p text:style-name="P53"><text:span text:style-name="T44">B</text:span><text:span text:style-name="T42">.</text:span><text:span text:style-name="T41"> </text:span><text:span text:style-name="T42">Au contraire, la question morale ne se pose qu’à partir du moment où </text:span><text:span text:style-name="T35">des hommes interagissent</text:span><text:span text:style-name="T42">.</text:span></text:p>
      <text:p text:style-name="P53"><text:span text:style-name="T42"><text:tab/></text:span><text:span text:style-name="T12">→ </text:span><text:span text:style-name="T13">ce présupposé sera discuté en I.III.3</text:span></text:p>
      <text:p text:style-name="P50"><text:span text:style-name="T44">C</text:span><text:span text:style-name="T37">. « L’essence » de l’homme est fixée pour l’éternité (et donc ne dépend pas du tout de la technique)</text:span></text:p>
      <text:p text:style-name="P50"><text:span text:style-name="T37"><text:tab/></text:span><text:span text:style-name="T9">→ </text:span><text:span text:style-name="T13">ce présupposé sera discuté en I.VII</text:span></text:p>
      <text:p text:style-name="P56"><text:span text:style-name="T44">D</text:span><text:span text:style-name="T42">. Le discours éthique a pour seul horizon le présent immédiat de mon action. La question des conséquences </text:span><text:span text:style-name="T12">à long terme</text:span><text:span text:style-name="T42"> et </text:span><text:span text:style-name="T12">à grande échelle</text:span><text:span text:style-name="T42"> de mon action n’appartient pas à la réflexion morale.</text:span><text:span text:style-name="T42"><text:note text:id="ftn5" text:note-class="footnote"><text:note-citation>5</text:note-citation><text:note-body><text:p text:style-name="P4"><text:span text:style-name="T59">On pourra trouver des exemple de principes moraux caractéristiques de l’éthique traditionnelle au milieu de la page 28. Ils concernent bien exclusivement les rapports entre </text:span><text:span text:style-name="T55">contemporains</text:span><text:span text:style-name="T59">.</text:span></text:p></text:note-body></text:note></text:span></text:p>
      <text:p text:style-name="P56"><text:span text:style-name="T42"><text:tab/></text:span><text:span text:style-name="T12">→</text:span><text:span text:style-name="T15"> ce présupposé sera discuté en I.V</text:span></text:p>
      <text:p text:style-name="P28"/>
      <text:p text:style-name="P57"><text:span text:style-name="T36">III. Nouvelles dimensions de la responsabilité </text:span><text:span text:style-name="T16">(introduction et I à lire avec précision, on peut lire plus rapidement le 2 et 3)</text:span></text:p>
      <text:p text:style-name="P29"/>
      <text:p text:style-name="P30">Notez bien qu’il ne s’agit pas pour Jonas d’affirmer que l’ancienne éthique serait périmée, dépassée, et n’aurait plus d’intérêt. Elle continue de s’appliquer à son domaine propre (les interactions humaines entre contemporains). Pourtant, elle est « surplombée » par la nouvelle éthique qu’il faut penser. </text:p>
      <text:p text:style-name="P30"/>
      <text:p text:style-name="P73"><text:span text:style-name="T62">Le fait nouveau à partir duquel il faut repenser l’éthique, c’est la</text:span><text:span text:style-name="T63"> </text:span><text:span text:style-name="T84">vulnérabilité</text:span><text:span text:style-name="T63"> de la nature. La technique antique glissait sur la nature, « éternelle et infatigable ». La technique moderne, par contre, a pris des proportions telles qu’elle est capable de </text:span><text:span text:style-name="T69">blesser</text:span><text:span text:style-name="T63"> la nature elle-même (pensez à l’effet de serre, aux explosions de centrales nucléaires, aux dérèglements des écosystèmes…)</text:span></text:p>
      <text:p text:style-name="P73"><text:span text:style-name="T63"><text:tab/>→ nous avons un pouvoir sur la nature, </text:span><text:span text:style-name="T70">donc</text:span><text:span text:style-name="T64"> </text:span><text:span text:style-name="T63">nous sommes responsables vis-à-vis d’elle</text:span><text:span text:style-name="T63"><text:note text:id="ftn6" text:note-class="footnote"><text:note-citation>6</text:note-citation><text:note-body><text:p text:style-name="P3"><text:span text:style-name="T60">Dans le film </text:span><text:span text:style-name="T3">Spider-Man </text:span><text:span text:style-name="T24">de Sam Raimi </text:span><text:span text:style-name="T23">(2002)</text:span><text:span text:style-name="T24">, l’oncle de Peter Parker lui enseigne qu’« un grand pouvoir implique de grandes responsabilités ». Ce principe, qui figurait déjà dans les comics </text:span><text:span text:style-name="T58">originaux de</text:span><text:span text:style-name="T24"> Stan Lee, </text:span><text:span text:style-name="T58">remonte plus loin encore : on en trouve la trace durant la Révolution Française, </text:span><text:span text:style-name="T23">dans un décret de 1793 : « une grande responsabilité est la suite inséparable d’un grand pouvoir ».</text:span></text:p></text:note-body></text:note></text:span></text:p>
      <text:p text:style-name="P31"/>
      <text:p text:style-name="P75"><text:span text:style-name="T71">IV. La technologie comme « vocation » de l’humanité</text:span><text:span text:style-name="T83"> </text:span><text:span text:style-name="T85">(</text:span><text:span text:style-name="T86">o</text:span><text:span text:style-name="T83">n peut laisser ce</text:span><text:span text:style-name="T85">tte partie</text:span><text:span text:style-name="T83"> de côté. </text:span><text:span text:style-name="T85">E</text:span><text:span text:style-name="T83">l</text:span><text:span text:style-name="T85">le</text:span><text:span text:style-name="T83"> n’est pas essentiel</text:span><text:span text:style-name="T85">le</text:span><text:span text:style-name="T83"> pour la compréhension de la suite.</text:span><text:span text:style-name="T85">)</text:span></text:p>
      <text:p text:style-name="P32"/>
      <text:p text:style-name="P21"><text:span text:style-name="T73">V. Anciens et nouveaux impératifs</text:span><text:span text:style-name="T82"> </text:span><text:span text:style-name="T85">(on peut lire le début rapidement)</text:span></text:p>
      <text:p text:style-name="P32"/>
      <text:p text:style-name="P67"><text:span text:style-name="T61">La compréhension </text:span><text:span text:style-name="T67">précise</text:span><text:span text:style-name="T61"> de ce chapitre suppose une bonne connaissance de la morale kantienne. On peut donc le laisser de côté. On sera en revanche attentif à la façon dont Jonas essaye de formuler le contenu de </text:span><text:soft-page-break/><text:span text:style-name="T61">son « principe responsabilité » : « Agis de telle façon que les effets de ton action soient compatibles avec la permanence d’une vie authentiquement humaine sur terre »</text:span><text:span text:style-name="T61"><text:note text:id="ftn7" text:note-class="footnote"><text:note-citation>7</text:note-citation><text:note-body><text:p text:style-name="P5">p. 40, deuxième point</text:p></text:note-body></text:note></text:span><text:span text:style-name="T61">. </text:span><text:span text:style-name="T67">Par ailleurs, on peut être attentif à la façon dont Jonas essaye de fonder son éthique sur la possibilité d’une disparition future de l’humanité.</text:span></text:p>
      <text:p text:style-name="P32"/>
      <text:p text:style-name="P22"><text:span text:style-name="T73">VI. Les formes antérieures de « l’éthique du futur »</text:span><text:span text:style-name="T82"> (on peut passer cette partie)</text:span></text:p>
      <text:p text:style-name="P33"/>
      <text:p text:style-name="P22"><text:span text:style-name="T73">VII. L’homme en tant qu’objet de la technique</text:span><text:span text:style-name="T82"> (chapitre déterminant, à lire avec précision)</text:span></text:p>
      <text:p text:style-name="P33"/>
      <text:p text:style-name="P34">Il faut étudier les conséquences du développement technique sous deux points de vue :</text:p>
      <text:p text:style-name="P74"><text:span text:style-name="T65">- du point de vue de ce que la technique fait au monde non-humain, </text:span><text:span text:style-name="T68">à la nature</text:span></text:p>
      <text:p text:style-name="P35">- du point de vue de ce que la technique fait à l’homme lui-même (c’est l’objet de cette partie)</text:p>
      <text:p text:style-name="P68"><text:span text:style-name="T61">Cette partie est suffisamment claire par elle-même. Pour compléter votre compréhension, vous pouvez faire des recherches sur Internet sur la notion de transhumanisme. Je vous conseille en particulier un documentaire de la série « Infrarouge », qui s’intitule « Un homme presque parfait, le Transhumanisme » : il peut être trouvé sur youtube </text:span><text:span text:style-name="T66">(</text:span><text:a xlink:type="simple" xlink:href="https://bit.ly/2WfjC6G" text:style-name="Internet_20_link" text:visited-style-name="Visited_20_Internet_20_Link"><text:span text:style-name="T66">https://bit.ly/2WfjC6G</text:span></text:a><text:span text:style-name="T66">)</text:span></text:p>
      <text:p text:style-name="P36"/>
      <text:p text:style-name="P39">VIII, IX. Ces parties peuvent être laissées de côté</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yle_20_de_20_dessin_20_par_20_défaut" style:display-name="Style de dessin par défau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yle_20_de_20_dessin_20_par_20_défaut"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yle_20_de_20_dessin_20_par_20_défaut"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yle_20_de_20_dessin_20_par_20_défaut"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yle_20_de_20_dessin_20_par_20_défaut"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en_20_Internet" style:display-name="Lien Internet"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ncre_20_de_20_note_20_de_20_bas_20_de_20_page" style:display-name="Ancre de note de bas de page" style:family="paragraph" style:default-outline-level="">
      <style:text-properties style:text-position="super 58%"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ncre_20_de_20_note_20_de_20_fin" style:display-name="Ancre de note de fin" style:family="paragraph" style:default-outline-level="">
      <style:text-properties style:text-position="super 58%"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aractères_20_de_20_note_20_de_20_fin" style:display-name="Caractères de note de fin"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 style:display-name="ListLabel 1" style:family="paragraph" style:default-outline-level="">
      <style:text-properties fo:color="#000000" loext:opacity="100%" style:text-line-through-style="none" style:text-line-through-type="none" style:font-name="Times New Roman" fo:font-family="'Times New Roman'" style:font-family-generic="roman" style:font-pitch="variable" fo:font-size="10.5pt" fo:letter-spacing="-0.007cm" fo:font-weight="bold" style:font-name-asian="Tahoma" style:font-family-asian="Tahoma" style:font-family-generic-asian="system" style:font-pitch-asian="variable" style:font-size-asian="10.5pt" style:font-weight-asian="bold" style:font-name-complex="Liberation Sans2" style:font-family-complex="'Liberation Sans'"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311464"/>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Le principe responsabilité, introduction et chapitre 1 - </text:span><text:page-number text:select-page="current">3</text:page-number>/<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4T12:57:26.347000000</meta:creation-date>
    <dc:date>2022-12-09T12:48:10.593000000</dc:date>
    <meta:editing-duration>PT8H27M53S</meta:editing-duration>
    <meta:editing-cycles>14</meta:editing-cycles>
    <meta:generator>LibreOffice/7.2.5.2$Windows_X86_64 LibreOffice_project/499f9727c189e6ef3471021d6132d4c694f357e5</meta:generator>
    <meta:document-statistic meta:table-count="1" meta:image-count="0" meta:object-count="0" meta:page-count="4" meta:paragraph-count="68" meta:word-count="1836" meta:character-count="11146" meta:non-whitespace-character-count="9366"/>
  </office:meta>
</office:document-meta>
</file>